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Absorbance</text:p>
          </table:table-cell>
          <table:table-cell office:value-type="string" calcext:value-type="string">
            <text:p>Concentration (μg/mL)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42" calcext:value-type="float">
            <text:p>0.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75" calcext:value-type="float">
            <text:p>0.75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1.12" calcext:value-type="float">
            <text:p>1.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0.98" calcext:value-type="float">
            <text:p>0.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.45" calcext:value-type="float">
            <text:p>1.45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0.63" calcext:value-type="float">
            <text:p>0.63</text:p>
          </table:table-cell>
          <table:table-cell office:value-type="float" office:value="31.5" calcext:value-type="float">
            <text:p>3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Nicolas CARPI</meta:initial-creator>
    <meta:creation-date>2025-09-17T11:17:53.808569134</meta:creation-date>
    <dc:date>2025-09-17T11:21:01.031830696</dc:date>
    <dc:creator>Nicolas CARPI</dc:creator>
    <meta:editing-duration>PT3M7S</meta:editing-duration>
    <meta:editing-cycles>1</meta:editing-cycles>
    <meta:generator>LibreOffice/25.8.1.1$Linux_X86_64 LibreOffice_project/580$Build-1</meta:generator>
    <meta:document-statistic meta:table-count="1" meta:cell-count="21" meta:object-count="0"/>
  </office:meta>
</office:document-meta>
</file>